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3066" officeooo:paragraph-rsid="00163066"/>
    </style:style>
    <style:style style:name="P2" style:family="paragraph" style:parent-style-name="Standard">
      <style:text-properties officeooo:rsid="00169afd" officeooo:paragraph-rsid="00169afd"/>
    </style:style>
    <style:style style:name="P3" style:family="paragraph" style:parent-style-name="Standard">
      <style:text-properties officeooo:rsid="00189118" officeooo:paragraph-rsid="00189118"/>
    </style:style>
    <style:style style:name="P4" style:family="paragraph" style:parent-style-name="Standard">
      <style:text-properties officeooo:rsid="001a768b" officeooo:paragraph-rsid="001a768b"/>
    </style:style>
    <style:style style:name="P5" style:family="paragraph" style:parent-style-name="Standard">
      <style:text-properties officeooo:rsid="001aa123" officeooo:paragraph-rsid="001aa123"/>
    </style:style>
    <style:style style:name="P6" style:family="paragraph" style:parent-style-name="Standard">
      <style:text-properties officeooo:rsid="001deaeb" officeooo:paragraph-rsid="001deaeb"/>
    </style:style>
    <style:style style:name="P7" style:family="paragraph" style:parent-style-name="Standard">
      <style:text-properties officeooo:rsid="001ed5cc" officeooo:paragraph-rsid="001ed5cc"/>
    </style:style>
    <style:style style:name="P8" style:family="paragraph" style:parent-style-name="Standard">
      <style:text-properties officeooo:rsid="001fbd60" officeooo:paragraph-rsid="001fbd60"/>
    </style:style>
    <style:style style:name="P9" style:family="paragraph" style:parent-style-name="Standard">
      <style:text-properties officeooo:rsid="002178bb" officeooo:paragraph-rsid="002178bb"/>
    </style:style>
    <style:style style:name="P10" style:family="paragraph" style:parent-style-name="Standard">
      <style:text-properties officeooo:rsid="0021f88b" officeooo:paragraph-rsid="0021f88b"/>
    </style:style>
    <style:style style:name="P11" style:family="paragraph" style:parent-style-name="Standard">
      <style:text-properties officeooo:rsid="00239069" officeooo:paragraph-rsid="00239069"/>
    </style:style>
    <style:style style:name="P12" style:family="paragraph" style:parent-style-name="Standard">
      <style:text-properties officeooo:rsid="00252bd4" officeooo:paragraph-rsid="00252bd4"/>
    </style:style>
    <style:style style:name="P13" style:family="paragraph" style:parent-style-name="Standard">
      <style:text-properties officeooo:rsid="0026f398" officeooo:paragraph-rsid="0026f398"/>
    </style:style>
    <style:style style:name="P14" style:family="paragraph" style:parent-style-name="Standard">
      <style:text-properties officeooo:rsid="0027b2e4" officeooo:paragraph-rsid="0027b2e4"/>
    </style:style>
    <style:style style:name="P15" style:family="paragraph" style:parent-style-name="Standard">
      <style:text-properties officeooo:rsid="00285ba8" officeooo:paragraph-rsid="00285ba8"/>
    </style:style>
    <style:style style:name="P16" style:family="paragraph" style:parent-style-name="Standard">
      <style:text-properties officeooo:rsid="0028cbd0" officeooo:paragraph-rsid="0028cbd0"/>
    </style:style>
    <style:style style:name="P17" style:family="paragraph" style:parent-style-name="Standard">
      <style:text-properties officeooo:rsid="00297faf" officeooo:paragraph-rsid="00297faf"/>
    </style:style>
    <style:style style:name="P18" style:family="paragraph" style:parent-style-name="Standard">
      <style:text-properties officeooo:rsid="002a7c43" officeooo:paragraph-rsid="002a7c43"/>
    </style:style>
    <style:style style:name="P19" style:family="paragraph" style:parent-style-name="Standard">
      <style:text-properties officeooo:rsid="002b51b4" officeooo:paragraph-rsid="002b51b4"/>
    </style:style>
    <style:style style:name="P20" style:family="paragraph" style:parent-style-name="Standard">
      <style:text-properties officeooo:rsid="002c2386" officeooo:paragraph-rsid="002c2386"/>
    </style:style>
    <style:style style:name="P21" style:family="paragraph" style:parent-style-name="Standard">
      <style:paragraph-properties fo:text-align="center" style:justify-single-word="false"/>
      <style:text-properties fo:color="#800000" fo:font-size="14pt" fo:font-style="italic" style:text-underline-style="solid" style:text-underline-width="auto" style:text-underline-color="font-color" officeooo:rsid="002f5c96" officeooo:paragraph-rsid="002f5c96" style:font-size-asian="14pt" style:font-style-asian="italic" style:font-size-complex="14pt" style:font-style-complex="italic"/>
    </style:style>
    <style:style style:name="T1" style:family="text">
      <style:text-properties officeooo:rsid="001a768b"/>
    </style:style>
    <style:style style:name="T2" style:family="text">
      <style:text-properties officeooo:rsid="001aa123"/>
    </style:style>
    <style:style style:name="T3" style:family="text">
      <style:text-properties officeooo:rsid="001c3a43"/>
    </style:style>
    <style:style style:name="T4" style:family="text">
      <style:text-properties officeooo:rsid="001deaeb"/>
    </style:style>
    <style:style style:name="T5" style:family="text">
      <style:text-properties officeooo:rsid="001fbd60"/>
    </style:style>
    <style:style style:name="T6" style:family="text">
      <style:text-properties officeooo:rsid="002178bb"/>
    </style:style>
    <style:style style:name="T7" style:family="text">
      <style:text-properties officeooo:rsid="0021f88b"/>
    </style:style>
    <style:style style:name="T8" style:family="text">
      <style:text-properties officeooo:rsid="00252bd4"/>
    </style:style>
    <style:style style:name="T9" style:family="text">
      <style:text-properties officeooo:rsid="0028cbd0"/>
    </style:style>
    <style:style style:name="T10" style:family="text">
      <style:text-properties officeooo:rsid="00297faf"/>
    </style:style>
    <style:style style:name="T11" style:family="text">
      <style:text-properties officeooo:rsid="002a7c43"/>
    </style:style>
    <style:style style:name="T12" style:family="text">
      <style:text-properties officeooo:rsid="002c2386"/>
    </style:style>
    <style:style style:name="T13" style:family="text">
      <style:text-properties officeooo:rsid="002f5c9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écurité du SI</text:p>
      <text:p text:style-name="P4"><text:span text:style-name="T13">Contact</text:span> noel guilaume :</text:p>
      <text:p text:style-name="P4"><text:span text:style-name="T13">email :<text:tab/><text:tab/></text:span>glmnoel@gmail.com</text:p>
      <text:p text:style-name="P1"/>
      <text:p text:style-name="P1"/>
      <text:p text:style-name="P16">Intro</text:p>
      <text:p text:style-name="P16">I Iso 15408</text:p>
      <text:p text:style-name="P16">II implémentation</text:p>
      <text:p text:style-name="P16"><text:tab/>a)marion</text:p>
      <text:p text:style-name="P16"><text:tab/>b)memari</text:p>
      <text:p text:style-name="P16">IIEbios</text:p>
      <text:p text:style-name="P1">ISO 1548</text:p>
      <text:p text:style-name="P1">EBIOS</text:p>
      <text:p text:style-name="P1">ISO 27K</text:p>
      <text:p text:style-name="P1"/>
      <text:p text:style-name="P1"/>
      <text:p text:style-name="P2">Intro :</text:p>
      <text:p text:style-name="P2"/>
      <text:p text:style-name="P2">SI--→ traiter, collecter, stocker,partager,contrôler l’information.</text:p>
      <text:p text:style-name="P2"/>
      <text:p text:style-name="P2">Data /= information</text:p>
      <text:p text:style-name="P2"/>
      <text:p text:style-name="P2">Data=données (éléments brut, venant de saisi utilisateur ou capteur automatique)</text:p>
      <text:p text:style-name="P2"/>
      <text:p text:style-name="P2">informations= on prend la data et on le met par rapport à un référentiel (c’est la data traité afin de pouvoir l’interprété par le référentiel)</text:p>
      <text:p text:style-name="P2"/>
      <text:p text:style-name="P2">connaissance= extrapolation des informations</text:p>
      <text:p text:style-name="P2"/>
      <text:p text:style-name="P2">le système d’info se base à la data et l’information,</text:p>
      <text:p text:style-name="P2">la valeur ajouté : La connaissance.</text:p>
      <text:p text:style-name="P2"/>
      <text:p text:style-name="P2">Tout système peut se résumé à une box :</text:p>
      <text:p text:style-name="P2"><text:tab/></text:p>
      <text:p text:style-name="P2"><text:tab/>pertubation</text:p>
      <text:p text:style-name="P2"/>
      <text:p text:style-name="P2">in--→ traitement--→ out</text:p>
      <text:p text:style-name="P2"><text:tab/><text:tab/> <text:s text:c="2"/>---&gt;perte</text:p>
      <text:p text:style-name="P2"/>
      <text:p text:style-name="P2">a cause d’une pertubation, on peut avoir de la perte de données. Le but d’un SI est de minimisé cette perte.</text:p>
      <text:p text:style-name="P2"/>
      <text:p text:style-name="P2"/>
      <text:p text:style-name="P3">IISO  15408:</text:p>
      <text:p text:style-name="P3"/>
      <text:p text:style-name="P3">né de l’initiative de 15 pays voulant mettre en place des critères communs de la sécurité de l’information.</text:p>
      <text:p text:style-name="P3"/>
      <text:p text:style-name="P3">15 pays : Union européenne+état unis+ japon+canada,etc…</text:p>
      <text:p text:style-name="P3"/>
      <text:p text:style-name="P3">définition de terme :</text:p>
      <text:p text:style-name="P3"/>
      <text:p text:style-name="P3"><text:soft-page-break/>PP : profil de protection</text:p>
      <text:p text:style-name="P4">Vision de l’utilisateur</text:p>
      <text:p text:style-name="P3">on commence à définir des use case (cas d’utilisation), l’environnement de travail,<text:span text:style-name="T1">défini les exigences fonctionnel, etc.</text:span></text:p>
      <text:p text:style-name="P3"/>
      <text:p text:style-name="P4">Cela nous permets de défini les objectifs de sécu à atteindre (je veux que tel personne fasse tel chose en suivant tel process)</text:p>
      <text:p text:style-name="P3"/>
      <text:p text:style-name="P3"/>
      <text:p text:style-name="P4">Cible d’évaluation (ToE) :</text:p>
      <text:p text:style-name="P4"/>
      <text:p text:style-name="P4">Tous les composants du S.I qui peuvent avoir un impact direct sur la sécu (serveur, cable, norme papier, poste utilisateur, procédure à suivre)</text:p>
      <text:p text:style-name="P4"/>
      <text:p text:style-name="P4">sécurity target (cible de sécurité) ST :</text:p>
      <text:p text:style-name="P4"/>
      <text:p text:style-name="P4">Spec tech de sécurité (vision de dev,admin, intégrateur)</text:p>
      <text:p text:style-name="P4"/>
      <text:p text:style-name="P4">définiton des spec fonctionnel</text:p>
      <text:p text:style-name="P4"/>
      <text:p text:style-name="P4">definition des risaues et menaces</text:p>
      <text:p text:style-name="P4"/>
      <text:p text:style-name="P4">définition des mesures des sécurités des employés.</text:p>
      <text:p text:style-name="P4"/>
      <text:p text:style-name="P4">Pour facilité l’implémentation de cette ISO de manière international, on défini des classes de sécu.</text:p>
      <text:p text:style-name="P4"><text:tab/>-PP</text:p>
      <text:p text:style-name="P4"><text:tab/>-ST</text:p>
      <text:p text:style-name="P4"/>
      <text:p text:style-name="P4">onze principal :</text:p>
      <text:p text:style-name="P4"/>
      <text:p text:style-name="P4">Audit de sécurité <text:span text:style-name="T2">(définir le périmètre à audité,définir le niveau intrusion) </text:span> ;</text:p>
      <text:p text:style-name="P4">communication <text:span text:style-name="T3">(tout les moyens d’échangé les info, formel ou non)</text:span> ;</text:p>
      <text:p text:style-name="P4">support de chiffrement <text:span text:style-name="T3">(tout ce qui est chiffrement)</text:span> ;</text:p>
      <text:p text:style-name="P4">protection des données utilisateur <text:span text:style-name="T3">(ce que on peut conserver sur l’utilisateur et la manière dont on les protèges)</text:span>;</text:p>
      <text:p text:style-name="P4">auth et identification <text:span text:style-name="T4">(auth on apporte la preuve de qui tu es)</text:span>;</text:p>
      <text:p text:style-name="P6">administration sécu ;</text:p>
      <text:p text:style-name="P5">protection vie privée <text:span text:style-name="T4">(</text:span>;</text:p>
      <text:p text:style-name="P5">protection TOE  (target <text:span text:style-name="T3">e</text:span>vualation);</text:p>
      <text:p text:style-name="P5">Utilisation des ressources ;</text:p>
      <text:p text:style-name="P5">accès ToE ;</text:p>
      <text:p text:style-name="P5">chemins et canaux de confiance.</text:p>
      <text:p text:style-name="P5"/>
      <text:p text:style-name="P5">Chaque classe à des sous classes et des sous sous classes.</text:p>
      <text:p text:style-name="P5"/>
      <text:p text:style-name="P7">Trois grand critières emergent de ces définition :</text:p>
      <text:p text:style-name="P7"/>
      <text:p text:style-name="P7">C.onfidentialité</text:p>
      <text:p text:style-name="P7">D.isponibilité</text:p>
      <text:p text:style-name="P7">I.ntégrité</text:p>
      <text:p text:style-name="P7"/>
      <text:p text:style-name="P7">non répudiation : gardé une trace de qui à fait quoi.</text:p>
      <text:p text:style-name="P7"><text:soft-page-break/></text:p>
      <text:p text:style-name="P7">Plusieurs implémentation</text:p>
      <text:p text:style-name="P7"><text:tab/>Marion :</text:p>
      <text:p text:style-name="P7">vieux système français (Méthode D’Analys<text:span text:style-name="T5">e</text:span> des Risques Informatiques et Optimisation par Niveaux) </text:p>
      <text:p text:style-name="P7">Collaboration avec la DGA et le Clusif. </text:p>
      <text:p text:style-name="P7">Méthodo qui date depuis le fin 80, dernière mise à jour date de 98. On va avoir 27 indicateurs qui vont pouvoir essayer d’évaluer le niveau globale de sécurité du S.I.</text:p>
      <text:p text:style-name="P7"/>
      <text:p text:style-name="P7">Chaque indicateur va avoir une note entre 0 et 4. </text:p>
      <text:p text:style-name="P7"/>
      <text:p text:style-name="P8">Dans marion va apparaître le concept de vulnérabilité (faiblesse), le concept de menace(opportunité d’exploitation ) et le concept de risque(ce qui va se passer si la vulnérabilité est exploité. Probabilité d’occurence x le score d’impact=score de risque).</text:p>
      <text:p text:style-name="P8"/>
      <text:p text:style-name="P8">4 phases :</text:p>
      <text:p text:style-name="P8"/>
      <text:p text:style-name="P8">preparation</text:p>
      <text:p text:style-name="P8">audit</text:p>
      <text:p text:style-name="P8">analyse</text:p>
      <text:p text:style-name="P8">plan d’action</text:p>
      <text:p text:style-name="P8"/>
      <text:p text:style-name="P8">implémentation relativement libre et en « free style. ».</text:p>
      <text:p text:style-name="P8"/>
      <text:p text:style-name="P8">phase de préparation : définir les limites de l’audit, <text:span text:style-name="T6">que ce qui est eval, quelle condition, ToE, individues, mise en place des questionnaires d’auti.</text:span></text:p>
      <text:p text:style-name="P8"/>
      <text:p text:style-name="P9">Audit :</text:p>
      <text:p text:style-name="P9">« A l’aventure compagnon »</text:p>
      <text:p text:style-name="P9"/>
      <text:p text:style-name="P9">Analyse :</text:p>
      <text:p text:style-name="P9"><text:tab/>Depouiller et attribuer des scores au 27 indicateur.</text:p>
      <text:p text:style-name="P9"><text:tab/>Déterminer quel indicateur est mauvais.</text:p>
      <text:p text:style-name="P9"/>
      <text:p text:style-name="P9">Plan d’action. Comment corriger.</text:p>
      <text:p text:style-name="P9"/>
      <text:p text:style-name="P9">Attention, Marion évolu ! </text:p>
      <text:p text:style-name="P9"/>
      <text:p text:style-name="P9">MEHARI : </text:p>
      <text:p text:style-name="P9"/>
      <text:p text:style-name="P9">méthode harmonisé d’analyse des risques.</text:p>
      <text:p text:style-name="P9"/>
      <text:p text:style-name="P9">Viens du clusif. Évaluation quantitative des risques : Proposition de questionnaires prédéfini, règles de notation des critères</text:p>
      <text:p text:style-name="P9"/>
      <text:p text:style-name="P9">Idée de base de mehari : diminuer des risques. <text:span text:style-name="T7">Accepter</text:span> des risques résiduels. <text:span text:style-name="T7">Plan d’action n’a pas pour but de faire disparaître tous les risques. </text:span></text:p>
      <text:p text:style-name="P9"/>
      <text:p text:style-name="P10">Grande époque de la gestion projet Cycle en V</text:p>
      <text:p text:style-name="P9"/>
      <text:p text:style-name="P11">EBIOS :</text:p>
      <text:p text:style-name="P11"/>
      <text:p text:style-name="P11"><text:soft-page-break/>définit par la DGA repris par le ministère de l’interieur Francais, ssi.gouv.fr. </text:p>
      <text:p text:style-name="P11"/>
      <text:p text:style-name="P11"/>
      <text:p text:style-name="P11"/>
      <text:p text:style-name="P11"/>
      <text:p text:style-name="P11"><text:tab/><text:tab/><text:span text:style-name="T8">Etude du contexte</text:span></text:p>
      <text:p text:style-name="P11"/>
      <text:p text:style-name="P11"/>
      <text:p text:style-name="P12">etude des euts<text:tab/><text:tab/><text:tab/><text:tab/>etude des scenario</text:p>
      <text:p text:style-name="P12">redoutes<text:tab/><text:tab/><text:tab/><text:tab/><text:tab/>de menace </text:p>
      <text:p text:style-name="P12"/>
      <text:p text:style-name="P12"/>
      <text:p text:style-name="P12"><text:tab/><text:tab/>etude des risques</text:p>
      <text:p text:style-name="P12"/>
      <text:p text:style-name="P12"/>
      <text:p text:style-name="P12"><text:tab/><text:tab/>mesure de sécurité</text:p>
      <text:p text:style-name="P12"/>
      <text:p text:style-name="P12"/>
      <text:p text:style-name="P12"/>
      <text:p text:style-name="P12">Etude de contexte</text:p>
      <text:p text:style-name="P12"/>
      <text:p text:style-name="P12">définir le périmètre</text:p>
      <text:p text:style-name="P12">définir les acteurs</text:p>
      <text:p text:style-name="P12">définir le niveau de sécurité</text:p>
      <text:p text:style-name="P12">définir les biens essentiels</text:p>
      <text:p text:style-name="P12">définir les biens supports</text:p>
      <text:p text:style-name="P12"/>
      <text:p text:style-name="P12">bien essentiel : élément que on shouaite fournir</text:p>
      <text:p text:style-name="P12">service de messagerie</text:p>
      <text:p text:style-name="P12"/>
      <text:p text:style-name="P12">bien support : élément aui permet de concrétiser le bien essentiels</text:p>
      <text:p text:style-name="P12"/>
      <text:p text:style-name="P12">Etudes events redoutées</text:p>
      <text:p text:style-name="P12">Estimés besoins de sécu bien essentiels (C.D.I)</text:p>
      <text:p text:style-name="P12"/>
      <text:p text:style-name="P12"/>
      <text:p text:style-name="P12">Impacts en cas de non respect</text:p>
      <text:p text:style-name="P12"><text:tab/>→impact financiers</text:p>
      <text:p text:style-name="P12"><text:tab/>→ impact juridique</text:p>
      <text:p text:style-name="P12"><text:tab/>→impacts de marques</text:p>
      <text:p text:style-name="P12"><text:tab/>→ sur tiers.</text:p>
      <text:p text:style-name="P12"/>
      <text:p text:style-name="P12"/>
      <text:p text:style-name="P12">Source de menace</text:p>
      <text:p text:style-name="P12"/>
      <text:p text:style-name="P12"><text:tab/>tout cela nous permets de définir un événement redouté. </text:p>
      <text:p text:style-name="P12"><text:tab/><text:tab/>Ex : un utilisateur non averti, non hostile, rendant indisponible le svc messagerie par <text:tab/><text:tab/>du spam. </text:p>
      <text:p text:style-name="P12"/>
      <text:p text:style-name="P13">Étude scenario de menace </text:p>
      <text:p text:style-name="P13"><text:tab/>estimer et identifier les scenarios pour éviter les événements redoutés.</text:p>
      <text:p text:style-name="P13"/>
      <text:p text:style-name="P13"><text:soft-page-break/><text:tab/>Quelles sont les vulnérabilités exploitables et les moyens de les utiliser.</text:p>
      <text:p text:style-name="P13"/>
      <text:p text:style-name="P13">Étude des risques </text:p>
      <text:p text:style-name="P13"/>
      <text:p text:style-name="P13"><text:tab/>Mise en évidences des risques. </text:p>
      <text:p text:style-name="P13"><text:tab/>Évaluation, quantification et détermination des risques à corriger en premier.</text:p>
      <text:p text:style-name="P13"/>
      <text:p text:style-name="P13"><text:s/>Etude des mesures de sécu</text:p>
      <text:p text:style-name="P13"><text:tab/>définition de quoi mettre en place et de quoi controler. </text:p>
      <text:p text:style-name="P13"/>
      <text:p text:style-name="P13"><text:tab/>Evaluation des risques résiduels. </text:p>
      <text:p text:style-name="P13"/>
      <text:p text:style-name="P14">Etude de contexte</text:p>
      <text:p text:style-name="P14"/>
      <text:p text:style-name="P14">3 activités</text:p>
      <text:p text:style-name="P14"><text:tab/>-définir le cadre</text:p>
      <text:p text:style-name="P14"><text:tab/><text:tab/>définir les limites</text:p>
      <text:p text:style-name="P14"><text:tab/><text:tab/>vérifier légitimité</text:p>
      <text:p text:style-name="P14"><text:tab/><text:tab/>définir paramètres à prendre en compte</text:p>
      <text:p text:style-name="P14"><text:tab/><text:tab/>définir l’existant</text:p>
      <text:p text:style-name="P14"><text:tab/><text:tab/>définir les sources de menaces</text:p>
      <text:p text:style-name="P14"/>
      <text:p text:style-name="P14">Outil de définition humain : Matrice RACI</text:p>
      <text:p text:style-name="P14"/>
      <text:p text:style-name="P14"><text:tab/><text:tab/>individu1</text:p>
      <text:p text:style-name="P14">fonction<text:tab/>R,A,C,I</text:p>
      <text:p text:style-name="P14"/>
      <text:p text:style-name="P14"/>
      <text:p text:style-name="P14">R:esponsable (fait le boulot)</text:p>
      <text:p text:style-name="P14">A:utorité (accomptable) (prend décision)</text:p>
      <text:p text:style-name="P14">C:onsulté Posséde connaissances</text:p>
      <text:p text:style-name="P14">I:nformé doit être mis au courant. </text:p>
      <text:p text:style-name="P14"/>
      <text:p text:style-name="P14">Fonction ↔ bien essentiels</text:p>
      <text:p text:style-name="P14"><text:tab/><text:tab/>identification des acteurs liés</text:p>
      <text:p text:style-name="P14"><text:tab/><text:tab/>bien support (logiciels, matériels, réseau, personnes, organisation)</text:p>
      <text:p text:style-name="P14"/>
      <text:p text:style-name="P14"/>
      <text:p text:style-name="P14">a pour but de concrétisé le bien essentiels. </text:p>
      <text:p text:style-name="P14"/>
      <text:p text:style-name="P15">Identification des contraintes au fonctions bien essentiels : tech, hum, conjonctunels , juridique, organisation, stratégiques. </text:p>
      <text:p text:style-name="P15"/>
      <text:p text:style-name="P15">Éléments de sécurité en place </text:p>
      <text:p text:style-name="P15"><text:tab/>évaluation de leur pertinence «a priori »</text:p>
      <text:p text:style-name="P15"/>
      <text:p text:style-name="P15">étude des src de menace → existe des listes pré-établi de sources. Grande catégorie--→ humaines(compétente(hostile,non-hostile), non compétente(hostile, non-hostile)), naturelles(hostiles, non hostiles), <text:span text:style-name="T9">tech compétente(hostile,non-hostile), non compétente (hostile,non-hostile))</text:span></text:p>
      <text:p text:style-name="P15"/>
      <text:p text:style-name="P16">II)Préparer les métriques</text:p>
      <text:p text:style-name="P16"><text:soft-page-break/>Ebios propose des métriques par défaut, mais permet d’en créer de nulle-→ besoins métier, + changer métriques existants.</text:p>
      <text:p text:style-name="P16"><text:tab/>Ex:nb de mails envoyés </text:p>
      <text:p text:style-name="P16"><text:tab/><text:tab/>&lt; 2/j bonne (score 5)</text:p>
      <text:p text:style-name="P16"><text:tab/><text:tab/>&lt;5/j moyen (score 3)</text:p>
      <text:p text:style-name="P16"><text:tab/><text:tab/>&gt; 5j mauvais (score 1)</text:p>
      <text:p text:style-name="P16"/>
      <text:p text:style-name="P16"/>
      <text:p text:style-name="P16">permet aussi de redéfinir la gravité et la vraisemblance d’un risque. </text:p>
      <text:p text:style-name="P16"/>
      <text:p text:style-name="P16">.Déterminiation des biens,listages et matrices de dépendances entre biens essentiels et bien support.</text:p>
      <text:p text:style-name="P16">«<text:span text:style-name="T10">si je touche à X, qui va être aussi impacté »</text:span></text:p>
      <text:p text:style-name="P16"/>
      <text:p text:style-name="P17">a chaque fois, on liste également les mesures de sécu en place. </text:p>
      <text:p text:style-name="P15"/>
      <text:p text:style-name="P17">2)étude des evenements redoutés</text:p>
      <text:p text:style-name="P17"/>
      <text:p text:style-name="P17">Déterminer et Qualifier evenetments redoutées. Il existe des listes pré établis d’evenements redoutés. On peut créer ses propres évenements.</text:p>
      <text:p text:style-name="P17"/>
      <text:p text:style-name="P17">→Etudier ce qui peut mal se passer sans se focaliser sur la source. (que ce qui se passe si ça tombe) :</text:p>
      <text:p text:style-name="P17"/>
      <text:p text:style-name="P17">Entrée :</text:p>
      <text:p text:style-name="P17"><text:tab/>liste des biens</text:p>
      <text:p text:style-name="P17"><text:tab/>listes éléments de sécurité</text:p>
      <text:p text:style-name="P17"><text:tab/>listes des src de menaces <text:span text:style-name="T11">(mais pas du comment)</text:span></text:p>
      <text:p text:style-name="P17"><text:tab/><text:span text:style-name="T11">listes d’événements pré-établis</text:span></text:p>
      <text:p text:style-name="P17"/>
      <text:p text:style-name="P18">But :</text:p>
      <text:p text:style-name="P18"><text:tab/>déterminer l’impact, la vraisemblance, d’un événement redouté.</text:p>
      <text:p text:style-name="P18"><text:tab/><text:tab/>Classer les evenements du + ou – grave. </text:p>
      <text:p text:style-name="P18"><text:tab/><text:tab/>Exemple : éventements redouté : Impossibilité d’établir les devis. </text:p>
      <text:p text:style-name="P18"><text:tab/><text:tab/><text:tab/> <text:s text:c="4"/>Besoin de sécu :autoriés pendant 3 jour.</text:p>
      <text:p text:style-name="P18"><text:tab/><text:tab/><text:tab/> <text:s text:c="4"/>Src de menace : Employé peu sérieux panne électrique,incendie (qui surveiller)</text:p>
      <text:p text:style-name="P18"><text:tab/><text:tab/><text:tab/> <text:s text:c="4"/>impact:Perte de contrat, pert de crédibilité (criticité/besoins exprimés)</text:p>
      <text:p text:style-name="P18"><text:tab/><text:tab/><text:tab/> <text:s text:c="4"/>Gravité : 2 limité</text:p>
      <text:p text:style-name="P18"/>
      <text:p text:style-name="P19">3) étude des scénarios de menaces.</text:p>
      <text:p text:style-name="P19"/>
      <text:p text:style-name="P19">Comment quelque chose pourrait mal tourné. </text:p>
      <text:p text:style-name="P19">Mème logique que précédemment mais centré sur le comment « les choses pourraient mal tourné »</text:p>
      <text:p text:style-name="P19"/>
      <text:p text:style-name="P19">Scenario <text:tab/><text:tab/><text:tab/><text:tab/>src menace <text:tab/><text:tab/>vraissemblance</text:p>
      <text:p text:style-name="P19">Menace externe aui rend le wifi<text:tab/>maitenance<text:tab/><text:tab/>3</text:p>
      <text:p text:style-name="P19">indisponible<text:tab/><text:tab/><text:tab/><text:tab/>virus</text:p>
      <text:p text:style-name="P19"/>
      <text:p text:style-name="P19">4)étude des risques</text:p>
      <text:p text:style-name="P19"/>
      <text:p text:style-name="P19"><text:soft-page-break/>Croiser les flux, regarder que sont les impacts si un événement arrives quelle vraissemblance possède un scénario menant à cette événements, regardé si c’est grave dans l’entreprise dans le périmètre de l’étude.</text:p>
      <text:p text:style-name="P19"/>
      <text:p text:style-name="P19">Un risque : evt+scenario y menant. </text:p>
      <text:p text:style-name="P19"/>
      <text:p text:style-name="P19">Evt&lt;→ score d’impact.</text:p>
      <text:p text:style-name="P19">Scenario&lt;→ vraisemblance.</text:p>
      <text:p text:style-name="P19"/>
      <text:p text:style-name="P20">Besoin de choisir l’option de traitement des risques.</text:p>
      <text:p text:style-name="P20"><text:tab/>-Diminuer l’impact (traité le risque)</text:p>
      <text:p text:style-name="P20"><text:tab/>-diminuer la vraissemblance (traité le risque)</text:p>
      <text:p text:style-name="P19"><text:tab/>-<text:span text:style-name="T12">transferer le risque</text:span></text:p>
      <text:p text:style-name="P19"><text:tab/>-<text:span text:style-name="T12">accepter le risque</text:span></text:p>
      <text:p text:style-name="P19"/>
      <text:p text:style-name="P20">Risques résiduelles acceptables ou acceptés</text:p>
      <text:p text:style-name="P20"/>
      <text:p text:style-name="P20">5)l’études des mesures de sécurités.</text:p>
      <text:p text:style-name="P20">On à déterminer que faire pour atteindre l’objectif de sécu visé précedement. </text:p>
      <text:p text:style-name="P20"/>
      <text:p text:style-name="P20">A terme : lancement de projet et évolution du S.I. <text:s text:c="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7:53:29.448298925</meta:creation-date>
    <dc:date>2017-11-05T14:44:31.101295583</dc:date>
    <meta:editing-duration>PT40M27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7" meta:paragraph-count="192" meta:word-count="1307" meta:character-count="8579" meta:non-whitespace-character-count="7305"/>
  </office:meta>
</office:document-meta>
</file>